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5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5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9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2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2" table:formula="of:=AVERAGE([.H110:.H116])" office:value-type="float" office:value="0" calcext:value-type="float">
            <text:p>0,0</text:p>
          </table:table-cell>
          <table:table-cell table:style-name="ce35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style-name="ce35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" calcext:value-type="float">
            <text:p>0,0</text:p>
          </table:table-cell>
          <table:table-cell table:formula="of:=AVERAGE([.H112:.H118])" office:value-type="float" office:value="0" calcext:value-type="float">
            <text:p>0,0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 [.D115] + [.C116]" office:value-type="float" office:value="1720381" calcext:value-type="float">
            <text:p>1 720 381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5] + [.F116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5] + [.H116]" office:value-type="float" office:value="487507" calcext:value-type="float">
            <text:p>487 507</text:p>
          </table:table-cell>
          <table:table-cell table:style-name="ce29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" calcext:value-type="float">
            <text:p>0,0</text:p>
          </table:table-cell>
          <table:table-cell table:formula="of:=AVERAGE([.H114:.H118])" office:value-type="float" office:value="0" calcext:value-type="float">
            <text:p>0,0</text:p>
          </table:table-cell>
          <table:table-cell table:formula="of:=AVERAGE([.H113:.H119])" office:value-type="float" office:value="0" calcext:value-type="float">
            <text:p>0,0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" calcext:value-type="float">
            <text:p>0,0</text:p>
          </table:table-cell>
          <table:table-cell table:formula="of:=AVERAGE([.H115:.H119])" office:value-type="float" office:value="0" calcext:value-type="float">
            <text:p>0,0</text:p>
          </table:table-cell>
          <table:table-cell table:formula="of:=AVERAGE([.H114:.H120])" office:value-type="float" office:value="0" calcext:value-type="float">
            <text:p>0,0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float" office:value="0" calcext:value-type="float">
            <text:p>0,0</text:p>
          </table:table-cell>
          <table:table-cell table:formula="of:=AVERAGE([.F115:.F121])" office:value-type="float" office:value="0" calcext:value-type="float">
            <text:p>0,0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float" office:value="0" calcext:value-type="float">
            <text:p>0,0</text:p>
          </table:table-cell>
          <table:table-cell table:formula="of:=AVERAGE([.H115:.H121])" office:value-type="float" office:value="0" calcext:value-type="float">
            <text:p>0,0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float" office:value="0" calcext:value-type="float">
            <text:p>0,0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float" office:value="0" calcext:value-type="float">
            <text:p>0,0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81" calcext:value-type="float">
            <text:p>1 720 381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5T19:18:29.716620172</dc:date>
    <meta:editing-duration>P72DT19H31M9S</meta:editing-duration>
    <meta:editing-cycles>131</meta:editing-cycles>
    <meta:generator>LibreOffice/6.0.7.3$Linux_X86_64 LibreOffice_project/00m0$Build-3</meta:generator>
    <meta:document-statistic meta:table-count="2" meta:cell-count="333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